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2.17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style:font-name="Courier 10 Pitch1"/>
    </style:style>
    <style:style style:name="P4" style:family="paragraph">
      <style:text-properties style:font-name="Courier 10 Pitch1" fo:font-size="24pt" style:font-size-asian="24pt" style:font-size-complex="24pt"/>
    </style:style>
    <style:style style:name="P5" style:family="paragraph">
      <style:text-properties style:font-name="Courier 10 Pitch1" fo:font-size="22pt" style:font-size-asian="22pt" style:font-size-complex="22pt"/>
    </style:style>
    <style:style style:name="P6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Courier 10 Pitch1" fo:font-size="18pt" style:font-size-asian="18pt" style:font-size-complex="18pt"/>
    </style:style>
    <style:style style:name="T9" style:family="text">
      <style:text-properties style:font-name="Liberation Sans2" fo:font-size="22pt" style:font-size-asian="22pt" style:font-size-complex="22pt"/>
    </style:style>
    <style:style style:name="T10" style:family="text">
      <style:text-properties fo:color="#808080" style:font-name="Liberation Sans2"/>
    </style:style>
    <style:style style:name="T11" style:family="text">
      <style:text-properties fo:color="#b2b2b2" style:font-name="Liberation Sans2"/>
    </style:style>
    <style:style style:name="T12" style:family="text">
      <style:text-properties style:font-name="Liberation Sans2"/>
    </style:style>
    <style:style style:name="T13" style:family="text">
      <style:text-properties style:font-name="Arial"/>
    </style:style>
    <style:style style:name="T14" style:family="text">
      <style:text-properties style:font-name="Courier 10 Pitch1" fo:font-size="24pt" style:font-size-asian="24pt" style:font-size-complex="24pt"/>
    </style:style>
    <style:style style:name="T15" style:family="text">
      <style:text-properties style:font-name="Liberation Sans2" fo:font-size="24pt" style:font-size-asian="24pt" style:font-size-complex="24pt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ata &amp; Operators</text:span></text:p>
            <text:p><text:span text:style-name="T2"/></text:p>
            <text:p><text:span text:style-name="T3">Context &amp; Tru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 to Perl's...</text:p>
                <text:list>
                  <text:list-item>
                    <text:p>Data Types</text:p>
                  </text:list-item>
                  <text:list-item>
                    <text:p>Variable Types</text:p>
                  </text:list-item>
                  <text:list-item>
                    <text:p>Operators</text:p>
                  </text:list-item>
                  <text:list-item>
                    <text:p>Context</text:p>
                  </text:list-item>
                  <text:list-item>
                    <text:p>Truth and Falseh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ke note...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 text:style-name="P2">Every workshop will identify useful documents from Perl's POD.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4.273cm" svg:x="1.4cm" svg:y="1.152cm" presentation:class="title" presentation:user-transformed="true">
          <draw:text-box>
            <text:p>Reference Materials<text:line-break/><text:span text:style-name="T4"><text:line-break/></text:span><text:span text:style-name="T4">http://perldoc.or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erlintro</text:p>
                <text:p/>
              </text:list-item>
              <text:list-item>
                <text:p>perldata</text:p>
                <text:p/>
              </text:list-item>
              <text:list-item>
                <text:p>perlop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in Old Data Type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ntegers</text:p>
                <text:list>
                  <text:list-header>
                    <text:p><text:span text:style-name="T5">42</text:span></text:p>
                    <text:p><text:span text:style-name="T5">-5</text:span></text:p>
                    <text:p><text:span text:style-name="T5">-127</text:span></text:p>
                    <text:p><text:span text:style-name="T5">32768</text:span></text:p>
                    <text:p><text:span text:style-name="T5">1_000_000_000</text:span></text:p>
                    <text:p><text:span text:style-name="T5">0</text:span></text:p>
                    <text:p><text:span text:style-name="T5">0777</text:span> (Octal. <text:s/>511 in decimal.)</text:p>
                    <text:p><text:span text:style-name="T5">0xff3c</text:span> (Hexadecimal. 65340 in decimal.)</text:p>
                    <text:p><text:span text:style-name="T5">0b1110</text:span> (Binary. 14 in decimal.) 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in Old Data Typ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gers</text:p>
              </text:list-item>
              <text:list-item>
                <text:p>Floating Point</text:p>
                <text:list>
                  <text:list-header>
                    <text:p><text:span text:style-name="T5">3.141592654</text:span> (PI)</text:p>
                    <text:p><text:span text:style-name="T5">-0.5</text:span></text:p>
                    <text:p><text:span text:style-name="T5">6.022e23</text:span> (Avagadro's constant)</text:p>
                    <text:p>0.000_000_00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in Old Data Types</text:p>
          </draw:text-box>
        </draw:frame>
        <draw:frame presentation:style-name="pr4" draw:layer="layout" svg:width="25.199cm" svg:height="15.748cm" svg:x="1.4cm" svg:y="4.064cm" presentation:class="outline" presentation:user-transformed="true">
          <draw:text-box>
            <text:list text:style-name="L2">
              <text:list-item>
                <text:p>Integers</text:p>
              </text:list-item>
              <text:list-item>
                <text:p>Floating Point</text:p>
              </text:list-item>
              <text:list-item>
                <text:p>Strings</text:p>
                <text:list>
                  <text:list-header>
                    <text:p><text:span text:style-name="T6">“</text:span><text:span text:style-name="T6">Hello world!\n” <text:s text:c="5"/># </text:span><text:span text:style-name="T7">(Newline interpolated)</text:span></text:p>
                    <text:p><text:span text:style-name="T6">'Hello world!' <text:s text:c="7"/># </text:span><text:span text:style-name="T7">(No interpolation)</text:span></text:p>
                    <text:p><text:span text:style-name="T6">'</text:span><text:span text:style-name="T6">ハローワールド</text:span><text:span text:style-name="T6">' <text:s text:c="7"/># </text:span><text:span text:style-name="T7">(Hello world; Japanese)</text:span></text:p>
                    <text:p><text:span text:style-name="T8">“</text:span><text:span text:style-name="T8">0x{30cf}0x{30ed}0x{30fc}0x{30ef}0x{30fc}0x{30eb}0x{30c9}”</text:span></text:p>
                    <text:p><text:span text:style-name="T6">“</text:span><text:span text:style-name="T6">\x{41}\x42\x{43}” <text:s text:c="3"/>#</text:span><text:span text:style-name="T7"> (ABC)</text:span></text:p>
                    <text:p><text:span text:style-name="T6">“</text:span><text:span text:style-name="T6">Olá Mundo!” <text:s text:c="9"/># (Portuguese)</text:span></text:p>
                    <text:p><text:span text:style-name="T6">“” <text:s text:c="19"/></text:span><text:span text:style-name="T6"># </text:span><text:span text:style-name="T9">(Empty string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in Old Data Types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ntegers</text:p>
              </text:list-item>
              <text:list-item>
                <text:p>Floating Point</text:p>
              </text:list-item>
              <text:list-item>
                <text:p>Strings</text:p>
              </text:list-item>
              <text:list-item>
                <text:p><text:span text:style-name="T5">undef</text:span></text:p>
              </text:list-item>
              <text:list-item>
                <text:p><text:span text:style-name="T10">References</text:span></text:p>
                <text:list>
                  <text:list-item>
                    <text:p><text:span text:style-name="T10">A reference to some other thing.</text:span></text:p>
                  </text:list-item>
                </text:list>
              </text:list-item>
              <text:list-item>
                <text:p><text:span text:style-name="T11">Typeglobs</text:span></text:p>
                <text:list>
                  <text:list-item>
                    <text:p><text:span text:style-name="T11">A symbol table entry.</text:span></text:p>
                    <text:list>
                      <text:list-item>
                        <text:p><text:span text:style-name="T11">Forget we mentioned 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calar (<text:span text:style-name="T5">$</text:span>)</text:p>
                <text:list>
                  <text:list-item>
                    <text:p>Scalar variables start with a “$” sigil.</text:p>
                    <text:list>
                      <text:list-item>
                        <text:p>Think “$ingle thing”</text:p>
                        <text:p/>
                      </text:list-item>
                    </text:list>
                    <text:p><text:span text:style-name="T5">$some_int = 42;</text:span></text:p>
                    <text:p><text:span text:style-name="T5">$a_string = “Hello world!\n”;</text:span></text:p>
                    <text:p><text:span text:style-name="T5">$pi = 3.141592654;</text:span></text:p>
                    <text:p><text:span text:style-name="T5">$not_defined = undef;</text:span></text:p>
                    <text:p><text:span text:style-name="T5">$empty_string = “”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Scalar (<text:span text:style-name="T5">$</text:span>)</text:p>
              </text:list-item>
              <text:list-item>
                <text:p>Array (<text:span text:style-name="T5">@</text:span>)</text:p>
                <text:list>
                  <text:list-item>
                    <text:p>Think “@rray”.</text:p>
                  </text:list-item>
                  <text:list-item>
                    <text:p>A 0-based sequence container, indexed with <text:span text:style-name="T5">[</text:span>…<text:span text:style-name="T5">]</text:span></text:p>
                  </text:list-item>
                  <text:list-item>
                    <text:p><text:span text:style-name="T12">Assigning an array to a scalar gets an element count.</text:span></text:p>
                  </text:list-item>
                  <text:list-item>
                    <text:p><text:span text:style-name="T12">Negative indices count backwards from end.</text:span></text:p>
                    <text:p><text:span text:style-name="T5"/></text:p>
                    <text:p><text:span text:style-name="T5">my @parents = ( “Steve”, “Bonnie” );</text:span></text:p>
                    <text:p><text:span text:style-name="T5">my @ages = ( 79, 75 );</text:span></text:p>
                    <text:p><text:span text:style-name="T5">print “$parents[0]\n”; # Steve</text:span></text:p>
                    <text:p><text:span text:style-name="T5">$count = @parents; #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 Type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calar (<text:span text:style-name="T5">$</text:span>)</text:p>
              </text:list-item>
              <text:list-item>
                <text:p>Array (<text:span text:style-name="T5">@</text:span><text:span text:style-name="T12">)</text:span></text:p>
              </text:list-item>
              <text:list-item>
                <text:p><text:span text:style-name="T12">Hashes (</text:span><text:span text:style-name="T5">%</text:span><text:span text:style-name="T12">)</text:span></text:p>
                <text:list>
                  <text:list-item>
                    <text:p><text:span text:style-name="T12">“</text:span><text:span text:style-name="T5">%</text:span><text:span text:style-name="T12">” ...um, I can't tell you what to think. ;)</text:span></text:p>
                  </text:list-item>
                  <text:list-item>
                    <text:p><text:span text:style-name="T12">Associative containers.</text:span></text:p>
                  </text:list-item>
                  <text:list-item>
                    <text:p><text:span text:style-name="T12">Indexed with </text:span><text:span text:style-name="T5">{</text:span><text:span text:style-name="T12"> … </text:span><text:span text:style-name="T5">}</text:span></text:p>
                  </text:list-item>
                  <text:list-item>
                    <text:p><text:span text:style-name="T13">Unordered!</text:span></text:p>
                    <text:p><text:span text:style-name="T12"/></text:p>
                    <text:p><text:span text:style-name="T5">my %age = ('Dave'=&gt;46, 'Aileen'=&gt;42);</text:span></text:p>
                    <text:p><text:span text:style-name="T5">print “$age{'Dave'}\n”; # 4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calar uti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fined </text:span><text:span text:style-name="T13">SCALAR</text:span></text:p>
                <text:list>
                  <text:list-item>
                    <text:p>Returns true if the value is defined. False if undefined.</text:p>
                  </text:list-item>
                </text:list>
              </text:list-item>
              <text:list-item>
                <text:p><text:span text:style-name="T5">ref </text:span><text:span text:style-name="T13">SCALAR</text:span></text:p>
                <text:list>
                  <text:list-item>
                    <text:p>Returns what type of reference the scalar holds (more on this later).</text:p>
                  </text:list-item>
                </text:list>
              </text:list-item>
              <text:list-item>
                <text:p><text:span text:style-name="T5">length </text:span><text:span text:style-name="T13">SCALAR</text:span></text:p>
                <text:list>
                  <text:list-item>
                    <text:p><text:span text:style-name="T13">Returns the length of the string version of the scalar's valu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 Utilitie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<text:span text:style-name="T5">push</text:span> ARRAY, LIST</text:p>
                <text:list>
                  <text:list-item>
                    <text:p>Push one or more elements onto the end of the array.</text:p>
                    <text:p><text:span text:style-name="T5">push @array, “Sam”</text:span>;</text:p>
                  </text:list-item>
                </text:list>
              </text:list-item>
              <text:list-item>
                <text:p><text:span text:style-name="T5">pop</text:span> ARRAY</text:p>
                <text:list>
                  <text:list-item>
                    <text:p>Pop a single element off of the end of the array.</text:p>
                    <text:p><text:span text:style-name="T5">my $element = pop @array;</text:span></text:p>
                  </text:list-item>
                </text:list>
              </text:list-item>
              <text:list-item>
                <text:p><text:span text:style-name="T5">unshift</text:span> ARRAY, LIST</text:p>
                <text:list>
                  <text:list-item>
                    <text:p>Shift one or more elements onto beginning of array.</text:p>
                    <text:p><text:span text:style-name="T5">unshift @array, qw( a b c );</text:span></text:p>
                  </text:list-item>
                </text:list>
              </text:list-item>
              <text:list-item>
                <text:p><text:span text:style-name="T5">shift</text:span> ARRAY</text:p>
                <text:list>
                  <text:list-item>
                    <text:p>Shift one element off the beginning of the array.</text:p>
                    <text:p><text:span text:style-name="T5">my $element = shift @array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 Uti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<text:span text:style-name="T5">keys</text:span>” operator retrieves a list of keys.</text:p>
              </text:list-item>
              <text:list-item>
                <text:p>Assign from “<text:span text:style-name="T5">keys</text:span>” to a scalar to get the count.</text:p>
              </text:list-item>
              <text:list-item>
                <text:p>The “<text:span text:style-name="T5">values</text:span>” operator retrieves a list of values.</text:p>
              </text:list-item>
              <text:list-item>
                <text:p>“<text:span text:style-name="T5">exists</text:span>” tests if an element is present.</text:p>
                <text:p/>
                <text:list>
                  <text:list-header>
                    <text:p><text:span text:style-name="T5">my %hash = ( Honest =&gt; 1, Abe =&gt; 1 );</text:span></text:p>
                    <text:p><text:span text:style-name="T5"/></text:p>
                    <text:p><text:span text:style-name="T5">my @keys <text:s/>= keys %hash; <text:s text:c="13"/># Honest, Abe</text:span></text:p>
                    <text:p><text:span text:style-name="T5">my $count = keys %hash; <text:s text:c="13"/># 2</text:span></text:p>
                  </text:list-header>
                  <text:list-item>
                    <text:p><text:span text:style-name="T5">My @vals <text:s/>= values %hash; <text:s text:c="11"/># 1, 1</text:span></text:p>
                    <text:p><text:span text:style-name="T5">print “Yes” if exists $hash{Honest}; # Y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g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ose the Sigil describing the entity:</text:p>
                <text:p/>
                <text:list>
                  <text:list-header>
                    <text:p><text:span text:style-name="T5">$scalar</text:span>, <text:span text:style-name="T5">@array</text:span>, <text:span text:style-name="T5">%hash</text:span>.</text:p>
                    <text:p/>
                    <text:p><text:span text:style-name="T5">$array[5] <text:s text:c="2"/>#</text:span> A single element is a $scalar.</text:p>
                    <text:p><text:span text:style-name="T5">$hash{dave} #</text:span> A single element is a scalar.</text:p>
                    <text:p><text:span text:style-name="T5">@new = @old #</text:span> An entire array.</text:p>
                    <text:p><text:span text:style-name="T5">%new = %old #</text:span> An entire hash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alar exampl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5">my $greeting = “Hello world!\n”;</text:span></text:p>
                <text:p><text:span text:style-name="T5">print $greeting; # Hello world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<text:span text:style-name="T5">my @ages = ( 46, 42, 5, 3 );</text:span></text:p>
                <text:p><text:span text:style-name="T5">print “@ages\n”; # 46 42 5 3</text:span></text:p>
                <text:p><text:span text:style-name="T5">print “@ages[1,-1]\n”; <text:s text:c="5"/># 42 3</text:span></text:p>
                <text:p><text:span text:style-name="T5">print scalar @ages, “\n”; <text:s text:c="2"/># 4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array example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4">my $greeting = “Hello”;</text:span></text:p>
                <text:p><text:span text:style-name="T14">my $subject = “world”;</text:span></text:p>
                <text:p><text:span text:style-name="T14">my @intro = ( $greeting, $subject );</text:span></text:p>
                <text:p><text:span text:style-name="T14"/></text:p>
                <text:p><text:span text:style-name="T14">print “$intro[0] $intro[1]!\n”; # Hello world!</text:span></text:p>
                <text:p><text:span text:style-name="T14"/></text:p>
                <text:p><text:span text:style-name="T14">@intro = reverse @intro;</text:span></text:p>
                <text:p><text:span text:style-name="T14"/></text:p>
                <text:p><text:span text:style-name="T14">print “$intro[0] $intro[1]!\n”; # world! Hello</text:span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sh example</text:p>
          </draw:text-box>
        </draw:frame>
        <draw:frame presentation:style-name="pr4" draw:text-style-name="P3" draw:layer="layout" svg:width="25.199cm" svg:height="13.12cm" svg:x="1.4cm" svg:y="4.914cm" presentation:class="outline" presentation:user-transformed="true">
          <draw:text-box>
            <text:list text:style-name="L2">
              <text:list-header>
                <text:p><text:span text:style-name="T5">my %class_size = ( </text:span></text:p>
                <text:p><text:span text:style-name="T5"><text:s text:c="4"/></text:span><text:span text:style-name="T5">cs101 =&gt; 300, </text:span></text:p>
                <text:p><text:span text:style-name="T5"><text:s text:c="4"/></text:span><text:span text:style-name="T5">cs201 =&gt; 50, </text:span></text:p>
                <text:p><text:span text:style-name="T5"><text:s text:c="4"/></text:span><text:span text:style-name="T5">cs342 =&gt; 11 </text:span></text:p>
                <text:p><text:span text:style-name="T5">);</text:span></text:p>
                <text:p><text:span text:style-name="T5"/></text:p>
                <text:p><text:span text:style-name="T5">print $class_size{cs201}, “\n”; <text:s text:c="5"/># 50</text:span></text:p>
                <text:p><text:span text:style-name="T5">print “@class_size{cs201,cs101}\n”; <text:s/># 50 300</text:span></text:p>
                <text:p><text:span text:style-name="T5"/></text:p>
                <text:p><text:span text:style-name="T5">print “There are “, scalar keys %class_size,</text:span></text:p>
                <text:p><text:span text:style-name="T5"><text:s text:c="6"/>“ </text:span><text:span text:style-name="T5">courses in the CS department.\n”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sts &amp; Slice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@array = ( 1 .. 4 ); # 1,2,3,4: List assignment.</text:span></text:p>
                <text:p><text:span text:style-name="T6">@new = @array[0 .. 2]; # 1, 2, 3 (slice)</text:span></text:p>
                <text:p><text:span text:style-name="T6">@new = @array[0,3]; <text:s/># 1,4 (slice)</text:span></text:p>
                <text:p><text:span text:style-name="T6"/></text:p>
                <text:p><text:span text:style-name="T6"/></text:p>
                <text:p><text:span text:style-name="T6">%hash = ( 'key1', 'val1', 'key2', 'val2' );</text:span></text:p>
                <text:p><text:span text:style-name="T6">%new = @hash{'key1','key2'}; # slice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ruth and Falseho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lse:</text:p>
                <text:list>
                  <text:list-header>
                    <text:p><text:span text:style-name="T5">0 <text:s text:c="7"/># Number 0.</text:span></text:p>
                    <text:p><text:span text:style-name="T5">“</text:span><text:span text:style-name="T5">0” <text:s text:c="5"/># String 0.</text:span></text:p>
                    <text:p><text:span text:style-name="T5">“” <text:s text:c="6"/></text:span><text:span text:style-name="T5"># Empty (null) string.</text:span></text:p>
                    <text:p><text:span text:style-name="T5">undef <text:s text:c="3"/># Undefined value.</text:span></text:p>
                  </text:list-header>
                </text:list>
              </text:list-item>
              <text:list-item>
                <text:p>True:</text:p>
                <text:list>
                  <text:list-header>
                    <text:p>EVERYTHING else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Does the lvalue want one or multiple things?</text:p>
                <text:p/>
                <text:list>
                  <text:list-header>
                    <text:p><text:span text:style-name="T14">@array = (1, 2, 3, 4); #</text:span><text:span text:style-name="T16"> List context.</text:span></text:p>
                    <text:p><text:span text:style-name="T14">$scalar = ('a','b','c','d'); # d</text:span><text:span text:style-name="T16"> (Scalar context)</text:span></text:p>
                  </text:list-header>
                </text:list>
                <text:p/>
              </text:list-item>
              <text:list-item>
                <text:p>Operators can supply context.</text:p>
                <text:list>
                  <text:list-header>
                    <text:p><text:span text:style-name="T14">(1,2,3,4) + (4,3,2,1) # 5 (Scalar context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here are no lists, in scalar context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yword “<text:span text:style-name="T5">scalar</text:span>” can supply context:</text:p>
                <text:list>
                  <text:list-header>
                    <text:p><text:span text:style-name="T5">my @array = scalar('a','b','c'); # c</text:span></text:p>
                  </text:list-header>
                </text:list>
                <text:p><text:span text:style-name="T5"/></text:p>
              </text:list-item>
              <text:list-item>
                <text:p><text:span text:style-name="T12">An array in scalar context yields element count.</text:span></text:p>
                <text:list>
                  <text:list-header>
                    <text:p><text:span text:style-name="T5">my $cnt = @array; # 3 </text:span><text:span text:style-name="T12">(scalar context)</text:span></text:p>
                    <text:p><text:span text:style-name="T5">my @cnt = scalar @array; # $cnt[0]==3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</text:p>
                <text:list>
                  <text:list-header>
                    <text:p>+, -, *, /, %, **</text:p>
                    <text:p>++, -- </text:p>
                    <text:p>+=, -=, *=, /=, %=, **=</text:p>
                    <text:p/>
                    <text:p><text:span text:style-name="T5">my $f = $c * 9 / 5 + 32;</text:span></text:p>
                    <text:p><text:span text:style-name="T5">my $acc += $tally;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</text:p>
              </text:list-item>
              <text:list-item>
                <text:p>String</text:p>
                <text:list>
                  <text:list-item>
                    <text:p>Concatenation: <text:span text:style-name="T5">.</text:span></text:p>
                    <text:list>
                      <text:list-item>
                        <text:p><text:span text:style-name="T12">Yes, dot.</text:span></text:p>
                      </text:list-item>
                      <text:list-item>
                        <text:p><text:span text:style-name="T5">my $name = $first . ' ' . $last;</text:span></text:p>
                      </text:list-item>
                    </text:list>
                  </text:list-item>
                  <text:list-item>
                    <text:p><text:span text:style-name="T12">Quoting</text:span></text:p>
                    <text:list>
                      <text:list-item>
                        <text:p><text:span text:style-name="T5">“</text:span><text:span text:style-name="T5">string” =&gt; qq/string/</text:span></text:p>
                      </text:list-item>
                      <text:list-item>
                        <text:p><text:span text:style-name="T5">'string' =&gt; q/string/</text:span></text:p>
                      </text:list-item>
                      <text:list-item>
                        <text:p><text:span text:style-name="T5">('this', 'that', 'other') =&gt; qw/this that other/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lational:</text:p>
                <text:list>
                  <text:list-item>
                    <text:p>Numeric</text:p>
                    <text:list>
                      <text:list-header>
                        <text:p>&lt;, &lt;=, &gt;, &gt;=, ==, !=, &lt;=&gt;</text:p>
                      </text:list-header>
                    </text:list>
                  </text:list-item>
                  <text:list-item>
                    <text:p>String</text:p>
                    <text:list>
                      <text:list-header>
                        <text:p>lt, le, gt, ge, eq, ne, cmp</text:p>
                        <text:p/>
                        <text:p/>
                      </text:list-header>
                    </text:list>
                  </text:list-item>
                </text:list>
                <text:p><text:span text:style-name="T5">if( 'todd' gt 'dan' ) { say “Yes”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Logical</text:p>
                <text:list>
                  <text:list-header>
                    <text:p><text:span text:style-name="T5">!, ||, &amp;&amp;</text:span></text:p>
                    <text:p><text:span text:style-name="T5">not, or, and</text:span></text:p>
                    <text:p><text:span text:style-name="T5"/></text:p>
                  </text:list-header>
                </text:list>
              </text:list-item>
              <text:list-item>
                <text:p><text:span text:style-name="T12">Bitwise</text:span></text:p>
                <text:list>
                  <text:list-header>
                    <text:p><text:span text:style-name="T5">~</text:span><text:span text:style-name="T12">, </text:span><text:span text:style-name="T5">^</text:span><text:span text:style-name="T12">, </text:span><text:span text:style-name="T5">&amp;</text:span><text:span text:style-name="T12">, </text:span><text:span text:style-name="T5">|</text:span><text:span text:style-name="T12">, </text:span><text:span text:style-name="T5">&lt;&lt;</text:span><text:span text:style-name="T12">, </text:span><text:span text:style-name="T5">&gt;&gt;</text:span></text:p>
                    <text:p><text:span text:style-name="T12"/></text:p>
                  </text:list-header>
                </text:list>
              </text:list-item>
              <text:list-item>
                <text:p><text:span text:style-name="T12">Ternary</text:span></text:p>
                <text:list>
                  <text:list-header>
                    <text:p><text:span text:style-name="T5">COND ? YES_EXPR : NO_EXP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,</text:span> Comma</text:p>
                <text:list>
                  <text:list-item>
                    <text:p>In list context separates list elements.</text:p>
                  </text:list-item>
                  <text:list-item>
                    <text:p>In scalar context evaluates LHS, discards, evaluates RHS (similar to C).</text:p>
                    <text:p/>
                    <text:p><text:span text:style-name="T5"/></text:p>
                    <text:p><text:span text:style-name="T5">my @list = ( 'a', 'b', 'c' ); # a b c</text:span></text:p>
                    <text:p><text:span text:style-name="T5">my $scalar = ( 'a', 'b', 'c' ) #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big news: DWIMery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l's operators dictate how Perl treats a value</text:p>
                <text:list>
                  <text:list-item>
                    <text:p>POD types take a back seat to semantics.</text:p>
                    <text:p><text:span text:style-name="T5"/></text:p>
                  </text:list-item>
                  <text:list-item>
                    <text:p><text:span text:style-name="T5">say “0”+“1”; #1</text:span> (numeric operation on strings)</text:p>
                  </text:list-item>
                  <text:list-item>
                    <text:p><text:span text:style-name="T5">say 1 . 2 ; # 12</text:span> (string operation on numbers)</text:p>
                  </text:list-item>
                  <text:list-item>
                    <text:p><text:span text:style-name="T5">say sum qw( 42 42 ); # 84</text:span></text:p>
                    <text:p><text:span text:style-name="T5"/></text:p>
                  </text:list-item>
                  <text:list-item>
                    <text:p><text:span text:style-name="T12">Known as Do What I Mean(e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st operators are monomorph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ose wisely!</text:p>
                <text:list>
                  <text:list-header>
                    <text:p><text:span text:style-name="T5">00 == 0 # true</text:span></text:p>
                    <text:p><text:span text:style-name="T5">00 eq 0 # true</text:span></text:p>
                    <text:p><text:span text:style-name="T5">“</text:span><text:span text:style-name="T5">00” == “0” # true</text:span></text:p>
                    <text:p><text:span text:style-name="T5">“</text:span><text:span text:style-name="T5">00” eq “0” # false</text:span></text:p>
                    <text:p><text:span text:style-name="T5">“</text:span><text:span text:style-name="T5">a” &lt; “z” # false; 0 is equal to 0.</text:span></text:p>
                    <text:p><text:span text:style-name="T5">“</text:span><text:span text:style-name="T5">a” lt “z” # true.</text:span></text:p>
                    <text:p><text:span text:style-name="T5">“</text:span><text:span text:style-name="T5">110” gt “1000” # true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ring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a numeric value is interpreted as a string</text:p>
                <text:p/>
                <text:list>
                  <text:list-header>
                    <text:p><text:span text:style-name="T5">say “Hello inmate #” . 42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ifi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a string is interpreted as a number</text:p>
                <text:p/>
                <text:list>
                  <text:list-header>
                    <text:p><text:span text:style-name="T5">say “22” + 20; # 42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ification rule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0 + “98.6normal” # 98.6</text:span></text:p>
                <text:p><text:span text:style-name="T5">0 + “-40celsius” # -40</text:span></text:p>
                <text:p><text:span text:style-name="T5">0 + “normal98.6” # 0</text:span></text:p>
                <text:p><text:span text:style-name="T5">0 + “6.022e23avagadro”</text:span></text:p>
                <text:p><text:span text:style-name="T5"><text:s text:c="2"/></text:span><text:span text:style-name="T5"># 602200000000000000000000.0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(.+)morphism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nomorphic:</text:p>
                <text:list>
                  <text:list-item>
                    <text:p>Perl's operators are mostly monomorphic:</text:p>
                    <text:list>
                      <text:list-item>
                        <text:p>Some are string operators.</text:p>
                      </text:list-item>
                      <text:list-item>
                        <text:p>Some are numeric operators.</text:p>
                      </text:list-item>
                    </text:list>
                  </text:list-item>
                </text:list>
                <text:p/>
              </text:list-item>
              <text:list-item>
                <text:p>Polymorphic:</text:p>
                <text:list>
                  <text:list-item>
                    <text:p>Perl's data-types are polymorphic:</text:p>
                    <text:list>
                      <text:list-item>
                        <text:p>Treat them as a string, they stringify.</text:p>
                      </text:list-item>
                      <text:list-item>
                        <text:p>Treat them as a number, they numif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in Old Data Types: Numbers, Strings, undef.</text:p>
              </text:list-item>
              <text:list-item>
                <text:p><text:span text:style-name="T12">Containers: </text:span><text:span text:style-name="T5">$scalar</text:span>, <text:span text:style-name="T5">@array</text:span>, <text:span text:style-name="T5">%hash</text:span></text:p>
              </text:list-item>
              <text:list-item>
                <text:p>Sigils describe the desired entity.</text:p>
                <text:list>
                  <text:list-item>
                    <text:p>Arrays and hashes are composed of scalars. </text:p>
                    <text:list>
                      <text:list-header>
                        <text:p><text:span text:style-name="T5">$array[0], $hash{pete}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Context matters</text:span></text:p>
                <text:list>
                  <text:list-header>
                    <text:p><text:span text:style-name="T5">$count = @array; #</text:span> Scalar context</text:p>
                    <text:p><text:span text:style-name="T5">@array = ( 1, 2, 3 ) #</text:span> 1 2 3; List context</text:p>
                    <text:p><text:span text:style-name="T5">$scalar = qw( a b c ); # </text:span><text:span text:style-name="T12">c; </text:span>Scalar context</text:p>
                  </text:list-header>
                </text:list>
              </text:list-item>
              <text:list-item>
                <text:p>Operators are (mostly) monomorphic.</text:p>
              </text:list-item>
              <text:list-item>
                <text:p>Data types are polymorphic.</text:p>
                <text:list>
                  <text:list-item>
                    <text:p>What we do with the data determines what its POD type resem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erence Material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perlintro</text:span></text:p>
                <text:p><text:span text:style-name="T5"/></text:p>
              </text:list-item>
              <text:list-item>
                <text:p><text:span text:style-name="T5">perldata</text:span></text:p>
                <text:p><text:span text:style-name="T5"/></text:p>
              </text:list-item>
              <text:list-item>
                <text:p><text:span text:style-name="T5">perlop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1T14:21:23.514689347</meta:creation-date>
    <dc:date>2014-07-10T08:41:53.419800664</dc:date>
    <meta:editing-duration>PT21M4S</meta:editing-duration>
    <meta:editing-cycles>15</meta:editing-cycles>
    <meta:generator>LibreOffice/4.2.4.2$Linux_X86_64 LibreOffice_project/420m0$Build-2</meta:generator>
    <meta:document-statistic meta:object-count="167"/>
  </office:meta>
</office:document-meta>
</file>